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officeooo:rsid="0009ec4d" officeooo:paragraph-rsid="00126d24" style:font-size-asian="12pt"/>
    </style:style>
    <style:style style:name="P2" style:family="paragraph" style:parent-style-name="Standard">
      <style:paragraph-properties fo:text-align="justify" style:justify-single-word="false"/>
      <style:text-properties style:font-name="Times New Roman" fo:font-size="12pt" officeooo:rsid="0009ec4d" officeooo:paragraph-rsid="001438d6" style:font-size-asian="12pt"/>
    </style:style>
    <style:style style:name="P3" style:family="paragraph" style:parent-style-name="Standard">
      <style:paragraph-properties fo:text-align="justify" style:justify-single-word="false"/>
      <style:text-properties style:font-name="Times New Roman" fo:font-size="12pt" officeooo:rsid="0009ec4d" officeooo:paragraph-rsid="0015c2a4" style:font-size-asian="12pt"/>
    </style:style>
    <style:style style:name="P4" style:family="paragraph" style:parent-style-name="Standard">
      <style:paragraph-properties fo:text-align="justify" style:justify-single-word="false"/>
      <style:text-properties style:font-name="Times New Roman" fo:font-size="12pt" officeooo:rsid="0009ec4d" officeooo:paragraph-rsid="001856a0" style:font-size-asian="12pt"/>
    </style:style>
    <style:style style:name="P5" style:family="paragraph" style:parent-style-name="Standard">
      <style:paragraph-properties fo:text-align="justify" style:justify-single-word="false"/>
      <style:text-properties style:font-name="Times New Roman" fo:font-size="12pt" officeooo:rsid="0009ec4d" officeooo:paragraph-rsid="0019d2a3" style:font-size-asian="12pt"/>
    </style:style>
    <style:style style:name="P6" style:family="paragraph" style:parent-style-name="Standard">
      <style:paragraph-properties fo:text-align="justify" style:justify-single-word="false"/>
      <style:text-properties style:font-name="Times New Roman" fo:font-size="12pt" officeooo:rsid="0009ec4d" officeooo:paragraph-rsid="00208ea7" style:font-size-asian="12pt"/>
    </style:style>
    <style:style style:name="P7" style:family="paragraph" style:parent-style-name="Standard">
      <style:paragraph-properties fo:text-align="justify" style:justify-single-word="false"/>
      <style:text-properties style:font-name="Times New Roman" fo:font-size="12pt" officeooo:rsid="0009ec4d" officeooo:paragraph-rsid="0026cd5e" style:font-size-asian="12pt"/>
    </style:style>
    <style:style style:name="P8"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096819" officeooo:paragraph-rsid="001438d6" style:font-size-asian="12pt" style:font-weight-asian="bold" style:font-weight-complex="bold"/>
    </style:style>
    <style:style style:name="P9"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1856a0" officeooo:paragraph-rsid="001856a0" style:font-size-asian="12pt" style:font-weight-asian="bold" style:font-weight-complex="bold"/>
    </style:style>
    <style:style style:name="P10"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208ea7" officeooo:paragraph-rsid="002121e2" style:font-size-asian="12pt" style:font-weight-asian="bold" style:font-weight-complex="bold"/>
    </style:style>
    <style:style style:name="P11"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298907" officeooo:paragraph-rsid="00298907"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2adcad" officeooo:paragraph-rsid="002adcad"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style:text-underline-style="none" fo:font-weight="normal" officeooo:rsid="0009ec4d" officeooo:paragraph-rsid="002121e2" style:font-size-asian="12pt" style:font-weight-asian="normal" style:font-weight-complex="normal"/>
    </style:style>
    <style:style style:name="P14" style:family="paragraph" style:parent-style-name="Standard">
      <style:paragraph-properties fo:text-align="justify" style:justify-single-word="false"/>
      <style:text-properties style:font-name="Times New Roman" fo:font-size="12pt" style:text-underline-style="none" fo:font-weight="normal" officeooo:rsid="0019d2a3" officeooo:paragraph-rsid="001bf826"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style:text-underline-style="none" fo:font-weight="normal" officeooo:rsid="0019d2a3" officeooo:paragraph-rsid="0029890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normal" officeooo:rsid="0009ec4d" officeooo:paragraph-rsid="0029890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style:text-underline-style="none" fo:font-weight="normal" officeooo:rsid="002adcad" officeooo:paragraph-rsid="002adca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096819" officeooo:paragraph-rsid="00126d24"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23adf2" officeooo:paragraph-rsid="00126d24" style:font-weight-asian="bold" style:font-weight-complex="bold"/>
    </style:style>
    <style:style style:name="P20" style:family="paragraph" style:parent-style-name="Standard">
      <style:paragraph-properties fo:text-align="justify" style:justify-single-word="false"/>
      <style:text-properties officeooo:rsid="00096819" officeooo:paragraph-rsid="00126d24"/>
    </style:style>
    <style:style style:name="P21" style:family="paragraph" style:parent-style-name="Standard">
      <style:paragraph-properties fo:text-align="justify" style:justify-single-word="false"/>
      <style:text-properties officeooo:rsid="00096819" officeooo:paragraph-rsid="0015c2a4"/>
    </style:style>
    <style:style style:name="P22" style:family="paragraph" style:parent-style-name="Standard">
      <style:paragraph-properties fo:text-align="justify" style:justify-single-word="false"/>
      <style:text-properties style:font-name="Times New Roman1" fo:font-size="12pt" style:text-underline-style="solid" style:text-underline-width="auto" style:text-underline-color="font-color" fo:font-weight="bold" officeooo:rsid="0019d2a3" officeooo:paragraph-rsid="0019d2a3" style:font-size-asian="12pt" style:font-weight-asian="bold" style:font-weight-complex="bold"/>
    </style:style>
    <style:style style:name="P23" style:family="paragraph" style:parent-style-name="Standard">
      <style:paragraph-properties fo:text-align="justify" style:justify-single-word="false"/>
      <style:text-properties style:font-name="Times New Roman1" fo:font-size="12pt" style:text-underline-style="solid" style:text-underline-width="auto" style:text-underline-color="font-color" fo:font-weight="bold" officeooo:rsid="0019d2a3" officeooo:paragraph-rsid="001bf826" style:font-size-asian="12pt" style:font-weight-asian="bold" style:font-weight-complex="bold"/>
    </style:style>
    <style:style style:name="P24" style:family="paragraph" style:parent-style-name="Standard">
      <style:paragraph-properties fo:text-align="justify" style:justify-single-word="false"/>
      <style:text-properties style:font-name="Times New Roman1" fo:font-size="12pt" style:text-underline-style="solid" style:text-underline-width="auto" style:text-underline-color="font-color" fo:font-weight="bold" officeooo:rsid="0019d2a3" officeooo:paragraph-rsid="0026cd5e" style:font-size-asian="12pt" style:font-weight-asian="bold" style:font-weight-complex="bold"/>
    </style:style>
    <style:style style:name="P25"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1bf826" style:font-size-asian="12pt" style:font-weight-asian="normal" style:font-weight-complex="normal"/>
    </style:style>
    <style:style style:name="P26"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25fb20" style:font-size-asian="12pt" style:font-weight-asian="normal" style:font-weight-complex="normal"/>
    </style:style>
    <style:style style:name="P27"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26cd5e" style:font-size-asian="12pt" style:font-weight-asian="normal" style:font-weight-complex="normal"/>
    </style:style>
    <style:style style:name="P28"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26cd5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29890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32c8ea"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390cc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style:text-underline-style="none" fo:font-weight="normal" officeooo:rsid="0009ec4d" officeooo:paragraph-rsid="002d6cb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style:text-underline-style="none" fo:font-weight="normal" officeooo:rsid="0009ec4d" officeooo:paragraph-rsid="002df19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style:text-underline-style="none" fo:font-weight="normal" officeooo:rsid="0019d2a3" officeooo:paragraph-rsid="002d6cb4"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1" fo:font-size="12pt" style:text-underline-style="none" fo:font-weight="normal" officeooo:rsid="0019d2a3" officeooo:paragraph-rsid="00390ccc" style:font-size-asian="12pt" style:font-weight-asian="normal" style:font-size-complex="12pt" style:font-weight-complex="normal"/>
    </style:style>
    <style:style style:name="T1" style:family="text">
      <style:text-properties officeooo:rsid="00188a90"/>
    </style:style>
    <style:style style:name="T2" style:family="text">
      <style:text-properties officeooo:rsid="002180f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96819" style:font-weight-asian="bold" style:font-weight-complex="bold"/>
    </style:style>
    <style:style style:name="T5" style:family="text">
      <style:text-properties style:text-underline-style="solid" style:text-underline-width="auto" style:text-underline-color="font-color" fo:font-weight="bold" officeooo:rsid="0023adf2" style:font-weight-asian="bold" style:font-weight-complex="bold"/>
    </style:style>
    <style:style style:name="T6" style:family="text">
      <style:text-properties style:text-underline-style="solid" style:text-underline-width="auto" style:text-underline-color="font-color" fo:font-weight="bold" officeooo:rsid="0024f545" style:font-weight-asian="bold" style:font-weight-complex="bold"/>
    </style:style>
    <style:style style:name="T7" style:family="text">
      <style:text-properties style:text-underline-style="solid" style:text-underline-width="auto" style:text-underline-color="font-color" fo:font-weight="bold" officeooo:rsid="002a0b6a" style:font-weight-asian="bold" style:font-weight-complex="bold"/>
    </style:style>
    <style:style style:name="T8" style:family="text">
      <style:text-properties style:text-underline-style="solid" style:text-underline-width="auto" style:text-underline-color="font-color" fo:font-weight="bold" officeooo:rsid="001856a0" style:font-weight-asian="bold" style:font-weight-complex="bold"/>
    </style:style>
    <style:style style:name="T9" style:family="text">
      <style:text-properties style:text-underline-style="solid" style:text-underline-width="auto" style:text-underline-color="font-color" fo:font-weight="bold" officeooo:rsid="00208ea7" style:font-weight-asian="bold" style:font-weight-complex="bold"/>
    </style:style>
    <style:style style:name="T10" style:family="text">
      <style:text-properties style:text-underline-style="solid" style:text-underline-width="auto" style:text-underline-color="font-color" fo:font-weight="bold" officeooo:rsid="002121e2" style:font-weight-asian="bold" style:font-weight-complex="bold"/>
    </style:style>
    <style:style style:name="T11" style:family="text">
      <style:text-properties style:text-underline-style="solid" style:text-underline-width="auto" style:text-underline-color="font-color" fo:font-weight="bold" officeooo:rsid="0026cd5e" style:font-weight-asian="bold" style:font-weight-complex="bold"/>
    </style:style>
    <style:style style:name="T12" style:family="text">
      <style:text-properties style:text-underline-style="solid" style:text-underline-width="auto" style:text-underline-color="font-color" fo:font-weight="bold" officeooo:rsid="00298907" style:font-weight-asian="bold" style:font-weight-complex="bold"/>
    </style:style>
    <style:style style:name="T13" style:family="text">
      <style:text-properties style:font-name="Times New Roman1"/>
    </style:style>
    <style:style style:name="T14" style:family="text">
      <style:text-properties style:font-name="Times New Roman1" style:text-underline-style="solid" style:text-underline-width="auto" style:text-underline-color="font-color" fo:font-weight="bold" officeooo:rsid="00096819" style:font-weight-asian="bold" style:font-weight-complex="bold"/>
    </style:style>
    <style:style style:name="T15" style:family="text">
      <style:text-properties style:font-name="Times New Roman1" style:text-underline-style="solid" style:text-underline-width="auto" style:text-underline-color="font-color" fo:font-weight="bold" officeooo:rsid="0019d2a3" style:font-weight-asian="bold" style:font-weight-complex="bold"/>
    </style:style>
    <style:style style:name="T16" style:family="text">
      <style:text-properties officeooo:rsid="001da7c1"/>
    </style:style>
    <style:style style:name="T17" style:family="text">
      <style:text-properties officeooo:rsid="00229052"/>
    </style:style>
    <style:style style:name="T18" style:family="text">
      <style:text-properties officeooo:rsid="0022d00d"/>
    </style:style>
    <style:style style:name="T19" style:family="text">
      <style:text-properties style:font-name="Times New Roman" style:font-size-complex="12pt"/>
    </style:style>
    <style:style style:name="T20" style:family="text">
      <style:text-properties style:font-name="Times New Roman" officeooo:rsid="00229052" style:font-size-complex="12pt"/>
    </style:style>
    <style:style style:name="T21" style:family="text">
      <style:text-properties officeooo:rsid="00298907"/>
    </style:style>
    <style:style style:name="T22" style:family="text">
      <style:text-properties officeooo:rsid="002b8072"/>
    </style:style>
    <style:style style:name="T23" style:family="text">
      <style:text-properties officeooo:rsid="002fac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MIGRAÇÃO PARA O SEEU <text:span text:style-name="T2">NÃO CUMPRIU TODA A PENA IMPOSTA</text:span></text:p>
      <text:p text:style-name="P20"/>
      <text:p text:style-name="P2">CERTIFICO que a presente execução penal migrou do sistema SAJ para o sistema SEEU, em que passará a tramitar. CERTIFICO <text:span text:style-name="T1">ainda que o apenado ainda não cumpriu toda a pena que lhe foi imposta, razão pela</text:span> qu<text:span text:style-name="T1">al</text:span> abro vista dos autos ao Ministério Público para ciência dos cálculos ora efetuados. </text:p>
      <text:p text:style-name="P8"/>
      <text:p text:style-name="P2"><text:span text:style-name="T4">MIGRAÇÃO PARA O SEEU – </text:span><text:span text:style-name="T5">APENADO </text:span><text:span text:style-name="T6">FORAGIDO</text:span></text:p>
      <text:p text:style-name="P19"/>
      <text:p text:style-name="P1">CERTIFICO que a presente execução penal migrou do sistema SAJ para o sistema SEEU, em que passará a tramitar. CERTIFICO, <text:span text:style-name="T1">ainda, consultando o sistema SIAPEN, nesta data, que o apenado não está custodiado em nenhuma das unidades prisionais do Estado do Rio Grande do Norte, razão pela qual permanecem os autos aguardando sua captura, com anotação de processo SUSPENSO no sistema SEEU. CERTIFICO, por último, que o mandado de prisão está devidamente lançado no sistema BNMP 2.0.<text:tab/></text:span></text:p>
      <text:p text:style-name="P1"/>
      <text:p text:style-name="P3"><text:span text:style-name="T4">MIGRAÇÃO PARA O SEEU – <text:s/></text:span><text:span text:style-name="T7">LIVRAMENTO CONDICIONAL EM ANDAMENTO</text:span></text:p>
      <text:p text:style-name="P21"/>
      <text:p text:style-name="P3">CERTIFICO que a presente execução penal migrou do sistema SAJ para o sistema SEEU, em que passará a tramitar. Ademais<text:span text:style-name="T16">, </text:span>CERTIFICO <text:span text:style-name="T1">que o apenado ainda não cumpriu todo período de prova do LIVRAMENTO CONDICIONAL, razão pela</text:span> qu<text:span text:style-name="T1">al</text:span> abro vista dos autos ao Ministério Público para ciência dos cálculos ora efetuados. </text:p>
      <text:p text:style-name="P3"/>
      <text:p text:style-name="P4"><text:span text:style-name="T4">MIGRAÇÃO PARA O SEEU – <text:s/></text:span><text:span text:style-name="T8">PENA RESTRITIVA DE DIREITOS</text:span></text:p>
      <text:p text:style-name="P9"/>
      <text:p text:style-name="P3">CERTIFICO que o processo acima migrou para o SEEU, nesta data, sistema em que passará a tramitar definitivamente. CERTIFICO, ainda, que o apenado não cumpriu toda a pena restritiva de direito que lhe foi imposta, restando à Secretaria da Vara alimentar o SEEU com os dados das parcelas/horas já integralizadas, razão pela qual assinalo os autos para tal providência. </text:p>
      <text:p text:style-name="P3"/>
      <text:p text:style-name="P5"><text:span text:style-name="T14">MIGRAÇÃO PARA O SEEU – </text:span><text:span text:style-name="T15">EXPEDIR MANDADO DE PRISÃO</text:span></text:p>
      <text:p text:style-name="P22"/>
      <text:p text:style-name="P3"><text:span text:style-name="T13">CERTIFICO que a presente execução penal migrou do sistema SAJ para o sistema SEEU, em que passará a tramitar. CERTIFICO, ainda, que o apenado não foi localizado no endereço informado nos autos, estando, assim, em local incerto e não sabido, razão pela qual assinalo os autos para expedição do Mandado de Prisão.</text:span> </text:p>
      <text:p text:style-name="P3"/>
      <text:p text:style-name="P6"><text:span text:style-name="T4">MIGRAÇÃO PARA O SEEU – </text:span><text:span text:style-name="T5">APENADO </text:span><text:span text:style-name="T6">FORAGIDO – </text:span><text:span text:style-name="T9">SEM CADASTRO NO BNMP 2</text:span></text:p>
      <text:p text:style-name="P23"/>
      <text:p text:style-name="P26"><text:span text:style-name="T19">CERTIFICO que </text:span><text:span text:style-name="T20">a presente execução penal</text:span><text:span text:style-name="T19"> foi devidamente cadastrad</text:span><text:span text:style-name="T20">a</text:span><text:span text:style-name="T19"> e as penas implantadas no SEEU - Sistema Eletrônico de Execução Unificada, de acordo com as peças disponíveis no movimento "Digitalização do Processo", referentes à digitalização integral dos autos físicos, sendo gerado o Atestado de Pena e juntado aos autos.</text:span> </text:p>
      <text:p text:style-name="P26">CERTIFICO, ainda, consultando o sistema SIAPEN, nesta data, que o apenado não está custodiado em nenhuma das unidades prisionais do Estado do Rio Grande do Norte, razão pela qual permanecem os autos aguardando sua captura, com anotação de processo SUSPENSO no sistema SEEU. CERTIFICO, por último, que, realizada busca no sistema BNMP 2.0, constatei que não existe mandado de prisão devidamente lançado, <text:span text:style-name="T18">motivo pelo</text:span> qual sinalizo <text:span text:style-name="T18">os autos </text:span>à Secretaria <text:s/>para tal fim. </text:p>
      <text:p text:style-name="P25"/>
      <text:p text:style-name="P25"/>
      <text:p text:style-name="P13"><text:soft-page-break/><text:span text:style-name="T4">MIGRAÇÃO PARA O SEEU – </text:span><text:span text:style-name="T10">CERTIDÃO GENÉRICA CNJ</text:span></text:p>
      <text:p text:style-name="P10"/>
      <text:p text:style-name="P14">CERTIFICO que <text:span text:style-name="T17">a presente execução penal</text:span> foi devidamente cadastrad<text:span text:style-name="T17">a</text:span> e as penas implantadas no SEEU - Sistema Eletrônico de Execução Unificada, de acordo com as peças disponíveis no movimento "Digitalização do Processo", referentes à digitalização integral dos autos físicos, sendo gerado o Atestado de Pena e juntado aos autos. </text:p>
      <text:p text:style-name="P14"/>
      <text:p text:style-name="P7"><text:span text:style-name="T4">MIGRAÇÃO PARA O SEEU – </text:span><text:span text:style-name="T5">APENADO </text:span><text:span text:style-name="T6">FORAGIDO – </text:span><text:span text:style-name="T11">COM</text:span><text:span text:style-name="T9"> CADASTRO NO BNMP 2</text:span></text:p>
      <text:p text:style-name="P24"/>
      <text:p text:style-name="P27"><text:span text:style-name="T19">CERTIFICO que </text:span><text:span text:style-name="T20">a presente execução penal</text:span><text:span text:style-name="T19"> foi devidamente cadastrad</text:span><text:span text:style-name="T20">a</text:span><text:span text:style-name="T19"> e as penas implantadas no SEEU - Sistema Eletrônico de Execução Unificada, de acordo com as peças disponíveis no movimento "Digitalização do Processo", referentes à digitalização integral dos autos físicos, sendo gerado o Atestado de Pena e juntado aos autos.</text:span> </text:p>
      <text:p text:style-name="P28">CERTIFICO, ainda, consultando o sistema SIAPEN, nesta data, que o apenado não está custodiado em nenhuma das unidades prisionais do Estado do Rio Grande do Norte, razão pela qual permanecem os autos aguardando sua captura, com anotação de processo SUSPENSO no sistema SEEU. CERTIFICO, por último, que, realizada busca no sistema BNMP 2.0, constatei que existe mandado de prisão devidamente lançado.</text:p>
      <text:p text:style-name="P28"/>
      <text:p text:style-name="P16"><text:span text:style-name="T4">MIGRAÇÃO PARA O SEEU – </text:span><text:span text:style-name="T12">ANÁLISE DOS EVENTOS</text:span></text:p>
      <text:p text:style-name="P11"/>
      <text:p text:style-name="P17"><text:span text:style-name="T12">S</text:span><text:span text:style-name="T3">em mandado</text:span></text:p>
      <text:p text:style-name="P15"><text:span text:style-name="T21">CERTIFICO que os eventos inseridos na presente execução penal foram devidamente revisados, </text:span>de acordo com as peças disponíveis no movimento "Digitalização do Processo", referentes à digitalização integral dos autos físicos.</text:p>
      <text:p text:style-name="P30">CERTIFICO, ainda, consultando o sistema SIAPEN, nesta data, que o apenado não está custodiado em nenhuma das unidades prisionais do Estado do Rio Grande do Norte. </text:p>
      <text:p text:style-name="P30">CERTIFICO, por último, que, realizada busca no sistema BNMP 2.0, constatei que não existe mandado de prisão devidamente lançado, <text:span text:style-name="T18">motivo pelo</text:span> qual sinalizo <text:span text:style-name="T18">os autos </text:span>à Secretaria para tal fim.</text:p>
      <text:p text:style-name="P29"/>
      <text:p text:style-name="P12">Com mandado</text:p>
      <text:p text:style-name="P34"><text:span text:style-name="T21">CERTIFICO que os eventos inseridos na presente execução penal foram devidamente revisados, </text:span>de acordo com as peças disponíveis no movimento "Digitalização do Processo", referentes à digitalização integral dos autos físicos.</text:p>
      <text:p text:style-name="P31">CERTIFICO, ainda, consultando o sistema SIAPEN nesta data, que o apenado não está custodiado em nenhuma das unidades prisionais do Estado do Rio Grande do Norte, razão pela qual permanecem os autos aguardando sua captura, com anotação de processo SUSPENSO no sistema SEEU . CERTIFICO, <text:span text:style-name="T23">outrossim</text:span>, que, realizada busca no sistema BNMP 2.0, constatei que existe mandado de prisão devidamente lançado, <text:span text:style-name="T22">com validade até a data de </text:span>.</text:p>
      <text:p text:style-name="P33">CERTIFICO, <text:span text:style-name="T23">por último, que o apenado ainda não cumpriu toda a pena que lhe foi imposta, razão pela</text:span> qu<text:span text:style-name="T1">al</text:span> abro vista dos autos ao Ministério Público para ciência dos cálculos ora efetu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2:03:25.413000000</meta:creation-date>
    <dc:date>2019-07-31T08:54:41.115000000</dc:date>
    <meta:editing-duration>P1DT5H1M28S</meta:editing-duration>
    <meta:editing-cycles>30</meta:editing-cycles>
    <meta:generator>LibreOffice/6.0.3.2$Windows_X86_64 LibreOffice_project/8f48d515416608e3a835360314dac7e47fd0b821</meta:generator>
    <meta:document-statistic meta:table-count="0" meta:image-count="0" meta:object-count="0" meta:page-count="2" meta:paragraph-count="27" meta:word-count="865" meta:character-count="5497" meta:non-whitespace-character-count="4636"/>
  </office:meta>
</office:document-meta>
</file>